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6pt" fo:font-weight="bold" style:font-size-asian="16pt" style:font-weight-asian="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style:font-size-asian="1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paragraph-rsid="0014ca84"/>
    </style:style>
    <style:style style:name="P16" style:family="paragraph" style:parent-style-name="Standard">
      <style:text-properties officeooo:paragraph-rsid="00088062"/>
    </style:style>
    <style:style style:name="P17" style:family="paragraph" style:parent-style-name="Standard">
      <style:text-properties fo:font-style="italic" fo:font-weight="bold" officeooo:paragraph-rsid="0019e40d" style:font-style-asian="italic" style:font-weight-asian="bold" style:font-style-complex="italic"/>
    </style:style>
    <style:style style:name="P18" style:family="paragraph" style:parent-style-name="Standard">
      <style:text-properties fo:font-style="italic" fo:font-weight="bold" officeooo:paragraph-rsid="0019e40d" style:font-style-asian="italic" style:font-weight-asian="bold"/>
    </style:style>
    <style:style style:name="P19" style:family="paragraph" style:parent-style-name="Standard">
      <style:text-properties fo:font-style="italic" fo:font-weight="bold" officeooo:rsid="002a3f44" officeooo:paragraph-rsid="002a3f44" style:font-style-asian="italic" style:font-weight-asian="bold"/>
    </style:style>
    <style:style style:name="P20" style:family="paragraph" style:parent-style-name="Standard">
      <style:text-properties fo:color="#333333" officeooo:paragraph-rsid="0019e40d"/>
    </style:style>
    <style:style style:name="P21" style:family="paragraph" style:parent-style-name="Standard">
      <style:text-properties officeooo:rsid="001edc1f" officeooo:paragraph-rsid="002ae48e"/>
    </style:style>
    <style:style style:name="P22" style:family="paragraph" style:parent-style-name="Standard">
      <style:text-properties officeooo:rsid="002d58e1" officeooo:paragraph-rsid="002d58e1"/>
    </style:style>
    <style:style style:name="P23"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5" style:family="paragraph" style:parent-style-name="Standard">
      <style:paragraph-properties fo:margin-top="0.212cm" fo:margin-bottom="0cm" style:contextual-spacing="false" fo:text-align="center" style:justify-single-word="false"/>
    </style:style>
    <style:style style:name="P26" style:family="paragraph" style:parent-style-name="Title">
      <style:text-properties fo:font-variant="small-caps"/>
    </style:style>
    <style:style style:name="P27"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8" style:family="paragraph" style:parent-style-name="Standard">
      <style:paragraph-properties fo:margin-left="0.635cm" fo:margin-right="0cm" fo:text-indent="-0.635cm" style:auto-text-indent="false"/>
      <style:text-properties officeooo:paragraph-rsid="0019e40d"/>
    </style:style>
    <style:style style:name="P29" style:family="paragraph" style:parent-style-name="Text_20_body">
      <style:text-properties officeooo:rsid="00201ecb" officeooo:paragraph-rsid="0033dcca"/>
    </style:style>
    <style:style style:name="P30" style:family="paragraph" style:parent-style-name="Text_20_body">
      <style:text-properties officeooo:rsid="0036f7d8" officeooo:paragraph-rsid="0036f7d8"/>
    </style:style>
    <style:style style:name="P31" style:family="paragraph" style:parent-style-name="Text_20_body">
      <style:text-properties officeooo:rsid="0037f2e7" officeooo:paragraph-rsid="0037f2e7"/>
    </style:style>
    <style:style style:name="P32" style:family="paragraph" style:parent-style-name="Text_20_body">
      <style:text-properties officeooo:paragraph-rsid="004dbcd1"/>
    </style:style>
    <style:style style:name="P3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3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36"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37"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38" style:family="paragraph" style:parent-style-name="Standard" style:list-style-name="WW8Num3">
      <style:text-properties officeooo:paragraph-rsid="0019e40d"/>
    </style:style>
    <style:style style:name="P39" style:family="paragraph" style:parent-style-name="Standard" style:list-style-name="">
      <style:text-properties officeooo:rsid="0038c397" officeooo:paragraph-rsid="0038c397"/>
    </style:style>
    <style:style style:name="P40" style:family="paragraph" style:parent-style-name="Standard" style:list-style-name="">
      <style:text-properties officeooo:rsid="00415cce" officeooo:paragraph-rsid="00415cce"/>
    </style:style>
    <style:style style:name="P41" style:family="paragraph" style:parent-style-name="Standard" style:list-style-name="">
      <style:text-properties officeooo:paragraph-rsid="0041b2b9"/>
    </style:style>
    <style:style style:name="P42" style:family="paragraph" style:parent-style-name="Standard" style:list-style-name="">
      <style:text-properties officeooo:paragraph-rsid="00415cce"/>
    </style:style>
    <style:style style:name="P43" style:family="paragraph" style:parent-style-name="Standard" style:list-style-name="">
      <style:text-properties officeooo:rsid="003e0de8" officeooo:paragraph-rsid="0041b2b9"/>
    </style:style>
    <style:style style:name="P44" style:family="paragraph" style:parent-style-name="Standard" style:list-style-name="L4">
      <style:text-properties officeooo:rsid="0041b2b9" officeooo:paragraph-rsid="0041b2b9"/>
    </style:style>
    <style:style style:name="P45" style:family="paragraph" style:parent-style-name="Standard" style:list-style-name="">
      <style:text-properties officeooo:rsid="0041b2b9" officeooo:paragraph-rsid="0041b2b9"/>
    </style:style>
    <style:style style:name="P46" style:family="paragraph" style:parent-style-name="Standard" style:list-style-name="L5">
      <style:text-properties officeooo:rsid="0041b2b9" officeooo:paragraph-rsid="0041b2b9"/>
    </style:style>
    <style:style style:name="P47" style:family="paragraph" style:parent-style-name="Standard" style:list-style-name="">
      <style:text-properties officeooo:rsid="00448f85" officeooo:paragraph-rsid="00448f85"/>
    </style:style>
    <style:style style:name="P48" style:family="paragraph" style:parent-style-name="Standard" style:list-style-name="">
      <style:text-properties officeooo:rsid="00458db7" officeooo:paragraph-rsid="00458db7"/>
    </style:style>
    <style:style style:name="P49" style:family="paragraph" style:parent-style-name="Standard" style:list-style-name="">
      <style:text-properties officeooo:rsid="004a8480" officeooo:paragraph-rsid="004a8480"/>
    </style:style>
    <style:style style:name="P50" style:family="paragraph" style:parent-style-name="Standard" style:list-style-name="">
      <style:text-properties officeooo:rsid="004ad29a" officeooo:paragraph-rsid="004ad29a"/>
    </style:style>
    <style:style style:name="P51" style:family="paragraph" style:parent-style-name="Standard" style:list-style-name="">
      <style:text-properties officeooo:rsid="004ce3ad" officeooo:paragraph-rsid="004ce3ad"/>
    </style:style>
    <style:style style:name="P52" style:family="paragraph" style:parent-style-name="Standard">
      <style:paragraph-properties fo:text-align="start" style:justify-single-word="false"/>
      <style:text-properties officeooo:paragraph-rsid="0014ca84"/>
    </style:style>
    <style:style style:name="P53" style:family="paragraph" style:parent-style-name="Text_20_body" style:list-style-name="L3">
      <style:text-properties officeooo:rsid="0036f7d8" officeooo:paragraph-rsid="0036f7d8"/>
    </style:style>
    <style:style style:name="P54" style:family="paragraph" style:parent-style-name="Text_20_body" style:list-style-name="L3">
      <style:text-properties officeooo:rsid="0037f2e7" officeooo:paragraph-rsid="0037f2e7"/>
    </style:style>
    <style:style style:name="P55" style:family="paragraph" style:parent-style-name="Text_20_body" style:list-style-name="L6">
      <style:text-properties officeooo:rsid="0052ba50" officeooo:paragraph-rsid="0052ba50"/>
    </style:style>
    <style:style style:name="P56" style:family="paragraph" style:parent-style-name="Text_20_body" style:list-style-name="L6">
      <style:text-properties officeooo:rsid="00553c4c" officeooo:paragraph-rsid="00553c4c"/>
    </style:style>
    <style:style style:name="P57" style:family="paragraph" style:parent-style-name="Text_20_body" style:list-style-name="L6">
      <style:text-properties officeooo:rsid="005c8b94" officeooo:paragraph-rsid="005c8b94"/>
    </style:style>
    <style:style style:name="P58" style:family="paragraph" style:parent-style-name="Text_20_body" style:list-style-name="L6">
      <style:text-properties officeooo:rsid="005e198d" officeooo:paragraph-rsid="005e198d"/>
    </style:style>
    <style:style style:name="P59" style:family="paragraph" style:parent-style-name="Text_20_body">
      <style:text-properties officeooo:paragraph-rsid="003c47a0"/>
    </style:style>
    <style:style style:name="P60" style:family="paragraph" style:parent-style-name="Text_20_body">
      <style:text-properties officeooo:rsid="00621c48" officeooo:paragraph-rsid="00621c48"/>
    </style:style>
    <style:style style:name="P61" style:family="paragraph" style:parent-style-name="Text_20_body">
      <style:text-properties officeooo:rsid="0068018e" officeooo:paragraph-rsid="0068018e"/>
    </style:style>
    <style:style style:name="P62" style:family="paragraph" style:parent-style-name="Text_20_body" style:list-style-name="L7">
      <style:text-properties officeooo:rsid="0068018e" officeooo:paragraph-rsid="0068018e"/>
    </style:style>
    <style:style style:name="P63" style:family="paragraph" style:parent-style-name="Text_20_body">
      <style:text-properties officeooo:rsid="0068018e" officeooo:paragraph-rsid="0068db36"/>
    </style:style>
    <style:style style:name="P64" style:family="paragraph" style:parent-style-name="Text_20_body" style:list-style-name="L8">
      <style:text-properties officeooo:rsid="006ac1f6" officeooo:paragraph-rsid="006ac1f6"/>
    </style:style>
    <style:style style:name="P65" style:family="paragraph" style:parent-style-name="Text_20_body">
      <style:text-properties officeooo:rsid="006ac1f6" officeooo:paragraph-rsid="006ac1f6"/>
    </style:style>
    <style:style style:name="P66" style:family="paragraph" style:parent-style-name="Text_20_body">
      <style:text-properties officeooo:rsid="006c3957" officeooo:paragraph-rsid="006c3957"/>
    </style:style>
    <style:style style:name="P67" style:family="paragraph" style:parent-style-name="Text_20_body" style:list-style-name="L9">
      <style:text-properties officeooo:rsid="006d1a2f" officeooo:paragraph-rsid="006d1a2f"/>
    </style:style>
    <style:style style:name="P68" style:family="paragraph" style:parent-style-name="Text_20_body" style:list-style-name="L9">
      <style:text-properties officeooo:rsid="006d78aa" officeooo:paragraph-rsid="006d78aa"/>
    </style:style>
    <style:style style:name="P69" style:family="paragraph" style:parent-style-name="Text_20_body">
      <style:text-properties officeooo:paragraph-rsid="00764abe"/>
    </style:style>
    <style:style style:name="P70" style:family="paragraph" style:parent-style-name="Text_20_body">
      <style:text-properties officeooo:paragraph-rsid="007b1b39"/>
    </style:style>
    <style:style style:name="P71" style:family="paragraph" style:parent-style-name="Text_20_body" style:list-style-name="L10">
      <style:text-properties officeooo:rsid="007ed28e" officeooo:paragraph-rsid="007ed28e"/>
    </style:style>
    <style:style style:name="P72" style:family="paragraph" style:parent-style-name="Text_20_body">
      <style:text-properties officeooo:rsid="007ed28e" officeooo:paragraph-rsid="007ed28e"/>
    </style:style>
    <style:style style:name="P73" style:family="paragraph" style:parent-style-name="Text_20_body" style:list-style-name="L11">
      <style:text-properties officeooo:rsid="007ed28e" officeooo:paragraph-rsid="007ed28e"/>
    </style:style>
    <style:style style:name="P74" style:family="paragraph" style:parent-style-name="Text_20_body">
      <style:text-properties officeooo:rsid="007fd5db" officeooo:paragraph-rsid="007fd5db"/>
    </style:style>
    <style:style style:name="P75" style:family="paragraph" style:parent-style-name="Text_20_body" style:list-style-name="L12">
      <style:text-properties officeooo:rsid="007fd5db" officeooo:paragraph-rsid="007fd5db"/>
    </style:style>
    <style:style style:name="P76" style:family="paragraph" style:parent-style-name="Text_20_body">
      <style:text-properties officeooo:rsid="0081942a" officeooo:paragraph-rsid="0081942a"/>
    </style:style>
    <style:style style:name="P77" style:family="paragraph" style:parent-style-name="Text_20_body">
      <style:text-properties officeooo:rsid="0082c18d" officeooo:paragraph-rsid="0082c18d"/>
    </style:style>
    <style:style style:name="P78" style:family="paragraph" style:parent-style-name="Text_20_body">
      <style:text-properties officeooo:paragraph-rsid="0082c18d"/>
    </style:style>
    <style:style style:name="P79" style:family="paragraph" style:parent-style-name="Text_20_body">
      <style:paragraph-properties fo:break-before="page"/>
      <style:text-properties officeooo:rsid="007ed28e" officeooo:paragraph-rsid="007ed28e"/>
    </style:style>
    <style:style style:name="P80" style:family="paragraph" style:parent-style-name="Title" style:master-page-name="First_20_Page">
      <style:paragraph-properties style:page-number="auto"/>
      <style:text-properties fo:font-variant="small-caps"/>
    </style:style>
    <style:style style:name="P81" style:family="paragraph" style:parent-style-name="Heading_20_2" style:list-style-name="">
      <style:text-properties officeooo:rsid="001864a7" officeooo:paragraph-rsid="001864a7"/>
    </style:style>
    <style:style style:name="P82" style:family="paragraph" style:parent-style-name="Heading_20_2">
      <style:text-properties officeooo:rsid="00745316" officeooo:paragraph-rsid="00745316"/>
    </style:style>
    <style:style style:name="P83" style:family="paragraph" style:parent-style-name="Heading_20_2">
      <style:text-properties officeooo:rsid="00764abe" officeooo:paragraph-rsid="00764abe"/>
    </style:style>
    <style:style style:name="P84" style:family="paragraph" style:parent-style-name="Heading_20_2">
      <style:text-properties officeooo:rsid="0082c18d" officeooo:paragraph-rsid="0082c18d"/>
    </style:style>
    <style:style style:name="P85" style:family="paragraph" style:parent-style-name="Heading_20_2">
      <style:paragraph-properties fo:break-before="page"/>
      <style:text-properties officeooo:rsid="001864a7" officeooo:paragraph-rsid="001864a7"/>
    </style:style>
    <style:style style:name="P86" style:family="paragraph" style:parent-style-name="Heading_20_2">
      <style:paragraph-properties fo:break-before="page"/>
      <style:text-properties officeooo:rsid="004dbcd1" officeooo:paragraph-rsid="004dbcd1"/>
    </style:style>
    <style:style style:name="P87" style:family="paragraph" style:parent-style-name="Heading_20_2">
      <style:paragraph-properties fo:break-before="page"/>
      <style:text-properties officeooo:rsid="003c47a0" officeooo:paragraph-rsid="003c47a0"/>
    </style:style>
    <style:style style:name="P88" style:family="paragraph" style:parent-style-name="Heading_20_2">
      <style:paragraph-properties fo:break-before="page"/>
      <style:text-properties officeooo:rsid="0082c18d" officeooo:paragraph-rsid="0082c18d"/>
    </style:style>
    <style:style style:name="P89" style:family="paragraph" style:parent-style-name="Heading_20_1">
      <style:paragraph-properties fo:text-align="start" style:justify-single-word="false"/>
    </style:style>
    <style:style style:name="P90" style:family="paragraph" style:parent-style-name="Heading_20_1">
      <style:paragraph-properties fo:text-align="start" style:justify-single-word="false" fo:break-before="page"/>
      <style:text-properties officeooo:rsid="0014ca84" officeooo:paragraph-rsid="0014ca84"/>
    </style:style>
    <style:style style:name="P91" style:family="paragraph" style:parent-style-name="Heading_20_1" style:list-style-name="">
      <style:paragraph-properties fo:text-align="start" style:justify-single-word="false" fo:break-before="page"/>
      <style:text-properties officeooo:rsid="00848a90" officeooo:paragraph-rsid="00848a90"/>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6e8c37" style:text-blinking="false" fo:background-color="transparent" loext:char-shading-value="0" style:font-size-asian="12pt" style:font-size-complex="12pt"/>
    </style:style>
    <style:style style:name="T16" style:family="text">
      <style:text-properties style:font-name="Times1" officeooo:rsid="001a2cfe"/>
    </style:style>
    <style:style style:name="T17" style:family="text">
      <style:text-properties officeooo:rsid="00239948"/>
    </style:style>
    <style:style style:name="T18" style:family="text">
      <style:text-properties officeooo:rsid="0024f37d"/>
    </style:style>
    <style:style style:name="T19" style:family="text">
      <style:text-properties officeooo:rsid="0026350f"/>
    </style:style>
    <style:style style:name="T20" style:family="text">
      <style:text-properties officeooo:rsid="0027509e"/>
    </style:style>
    <style:style style:name="T21" style:family="text">
      <style:text-properties officeooo:rsid="00354529"/>
    </style:style>
    <style:style style:name="T22" style:family="text">
      <style:text-properties officeooo:rsid="0037f2e7"/>
    </style:style>
    <style:style style:name="T23" style:family="text">
      <style:text-properties officeooo:rsid="003aac50"/>
    </style:style>
    <style:style style:name="T24" style:family="text">
      <style:text-properties officeooo:rsid="003e0de8"/>
    </style:style>
    <style:style style:name="T25" style:family="text">
      <style:text-properties officeooo:rsid="00476bc7"/>
    </style:style>
    <style:style style:name="T26" style:family="text">
      <style:text-properties officeooo:rsid="004a8480"/>
    </style:style>
    <style:style style:name="T27" style:family="text">
      <style:text-properties officeooo:rsid="004dbcd1"/>
    </style:style>
    <style:style style:name="T28" style:family="text">
      <style:text-properties officeooo:rsid="004f6885"/>
    </style:style>
    <style:style style:name="T29" style:family="text">
      <style:text-properties officeooo:rsid="005160dd"/>
    </style:style>
    <style:style style:name="T30" style:family="text">
      <style:text-properties officeooo:rsid="0053ca11"/>
    </style:style>
    <style:style style:name="T31" style:family="text">
      <style:text-properties officeooo:rsid="0056475d"/>
    </style:style>
    <style:style style:name="T32" style:family="text">
      <style:text-properties officeooo:rsid="005e00c5"/>
    </style:style>
    <style:style style:name="T33" style:family="text">
      <style:text-properties officeooo:rsid="00621c48"/>
    </style:style>
    <style:style style:name="T34" style:family="text">
      <style:text-properties officeooo:rsid="0063da5f"/>
    </style:style>
    <style:style style:name="T35" style:family="text">
      <style:text-properties officeooo:rsid="0065bd7f"/>
    </style:style>
    <style:style style:name="T36" style:family="text">
      <style:text-properties officeooo:rsid="0068db36"/>
    </style:style>
    <style:style style:name="T37" style:family="text">
      <style:text-properties officeooo:rsid="006eb720"/>
    </style:style>
    <style:style style:name="T38" style:family="text">
      <style:text-properties officeooo:rsid="007081af"/>
    </style:style>
    <style:style style:name="T39" style:family="text">
      <style:text-properties officeooo:rsid="0071a3c7"/>
    </style:style>
    <style:style style:name="T40" style:family="text">
      <style:text-properties officeooo:rsid="007217ac"/>
    </style:style>
    <style:style style:name="T41" style:family="text">
      <style:text-properties officeooo:rsid="0074bff0"/>
    </style:style>
    <style:style style:name="T42" style:family="text">
      <style:text-properties officeooo:rsid="00764abe"/>
    </style:style>
    <style:style style:name="T43" style:family="text">
      <style:text-properties officeooo:rsid="0078d6c6"/>
    </style:style>
    <style:style style:name="T44" style:family="text">
      <style:text-properties officeooo:rsid="007ed28e"/>
    </style:style>
    <style:style style:name="T45" style:family="text">
      <style:text-properties officeooo:rsid="0081942a"/>
    </style:style>
    <style:style style:name="T46" style:family="text">
      <style:text-properties officeooo:rsid="0085c9a9"/>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Zachodniopomorski Uniwersytet Technologiczny</text:p>
      <text:p text:style-name="P26">w Szczecinie</text:p>
      <text:p text:style-name="P2"/>
      <text:p text:style-name="P7">WYDZIAŁ INFORMATYKI</text:p>
      <text:p text:style-name="P9"/>
      <text:p text:style-name="P9"/>
      <text:p text:style-name="Standard"/>
      <text:p text:style-name="P9"><draw:frame draw:style-name="fr1"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8"><text:bookmark-start text:name="__RefHeading__4040_530245620"/>Grzegorz Różycki<text:bookmark-end text:name="__RefHeading__4040_530245620"/></text:p>
      <text:p text:style-name="P25">Kierunek Informatyka</text:p>
      <text:p text:style-name="P7"/>
      <text:p text:style-name="P27">Badanie wpływu optymalizacji kodu sieciowej aplikacji mobilnej na zużycie energii</text:p>
      <text:p text:style-name="P14"/>
      <text:p text:style-name="P7"/>
      <text:p text:style-name="P7"/>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6"><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89" text:outline-level="1"><text:soft-page-break/></text:h>
      <text:p text:style-name="Standard"/>
      <text:h text:style-name="P89" text:outline-level="1"/>
      <text:p text:style-name="P10"><text:bookmark-start text:name="__RefHeading__4042_530245620"/>Szczecin 201<text:span text:style-name="T7">6</text:span><text:bookmark-end text:name="__RefHeading__4042_530245620"/></text:p>
      <text:p text:style-name="Standard"/>
      <text:p text:style-name="P13">Studying the impact of <text:span text:style-name="T17">n</text:span>etwork code optimization <text:span text:style-name="T17">of </text:span>mobile application on energy consumption</text:p>
      <text:p text:style-name="P12"/>
      <text:p text:style-name="P6"><text:tab/>Network communication consumes considerable <text:span text:style-name="T18">amount of </text:span>energy <text:span text:style-name="T18">on </text:span>mobile phone<text:span text:style-name="T18">s</text:span>.<text:line-break/><text:span text:style-name="T18">M</text:span>ost expensive is the moment when the radio goes from sleep into a state of activity <text:span text:style-name="T18">and continues in this state.</text:span> <text:span text:style-name="T18">A </text:span>situation <text:span text:style-name="T18">when small packages of data are transfered can have a negative impact on</text:span> the battery. The aim of the work is to study the impact of optimizing network communication<text:line-break/><text:span text:style-name="T18">of a </text:span>mobile application on the battery <text:span text:style-name="T18">lifetime</text:span>.</text:p>
      <text:p text:style-name="P6"/>
      <text:p text:style-name="P33">Scope of work:</text:p>
      <text:list xml:id="list5695329617755236720" text:style-name="L1">
        <text:list-item>
          <text:p text:style-name="P34">Analysis of the impact of the application on energy consumption</text:p>
        </text:list-item>
        <text:list-item>
          <text:p text:style-name="P34">Implementation of applications with <text:span text:style-name="T19">and with</text:span>out optimization <text:span text:style-name="T19">and</text:span> study its effect on <text:span text:style-name="T19">lifetime of </text:span>batterie</text:p>
        </text:list-item>
        <text:list-item>
          <text:p text:style-name="P34">The development of <text:span text:style-name="T20">a </text:span>librar<text:span text:style-name="T20">y</text:span> to facilitate the implementation of optimized network communication</text:p>
        </text:list-item>
        <text:list-item>
          <text:p text:style-name="P34">Conclusions</text:p>
          <text:p text:style-name="P35"/>
        </text:list-item>
      </text:list>
      <text:p text:style-name="P11"/>
      <text:p text:style-name="P3"/>
      <text:p text:style-name="P24">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3"/>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92"><text:a xlink:type="simple" xlink:href="#__RefHeading__4069_530245620" text:style-name="Index_20_Link" text:visited-style-name="Index_20_Link">1. Wstęp<text:tab/>6</text:a></text:p>
          <text:p text:style-name="P93"><text:a xlink:type="simple" xlink:href="#__RefHeading__3945_475234545" text:style-name="Index_20_Link" text:visited-style-name="Index_20_Link">1.1. Cel i zakres pracy<text:tab/>7</text:a></text:p>
          <text:p text:style-name="P93"><text:a xlink:type="simple" xlink:href="#__RefHeading__3947_475234545" text:style-name="Index_20_Link" text:visited-style-name="Index_20_Link">1.2. Opis komunikacji przy pomocy radia w telefonie komórkowym<text:tab/>8</text:a></text:p>
          <text:p text:style-name="P93"><text:a xlink:type="simple" xlink:href="#__RefHeading__4193_475234545" text:style-name="Index_20_Link" text:visited-style-name="Index_20_Link">1.3. Techniki optymalizacji komunikacji sieciowej na urządzeniu mobilnym.<text:tab/>10</text:a></text:p>
          <text:p text:style-name="P93"><text:a xlink:type="simple" xlink:href="#__RefHeading__4195_475234545" text:style-name="Index_20_Link" text:visited-style-name="Index_20_Link">1.4. Wątpliwości związane z tematem<text:tab/>11</text:a></text:p>
          <text:p text:style-name="P93"><text:a xlink:type="simple" xlink:href="#__RefHeading__3949_475234545" text:style-name="Index_20_Link" text:visited-style-name="Index_20_Link">1.5. Sposób przeprowadzenia badań<text:tab/>12</text:a></text:p>
          <text:p text:style-name="P92"><text:a xlink:type="simple" xlink:href="#__RefHeading__4071_530245620" text:style-name="Index_20_Link" text:visited-style-name="Index_20_Link">2. Badanie aplikacji<text:tab/>14</text:a></text:p>
          <text:p text:style-name="P93"><text:a xlink:type="simple" xlink:href="#__RefHeading__675_208457283" text:style-name="Index_20_Link" text:visited-style-name="Index_20_Link">2.1. Dywagacje na temat kosztów<text:tab/>14</text:a></text:p>
          <text:p text:style-name="P93"><text:a xlink:type="simple" xlink:href="#__RefHeading__677_208457283" text:style-name="Index_20_Link" text:visited-style-name="Index_20_Link">2.2. Wybór aplikacji do przeprowadzenia testów<text:tab/>14</text:a></text:p>
          <text:p text:style-name="P93"><text:a xlink:type="simple" xlink:href="#__RefHeading__679_208457283" text:style-name="Index_20_Link" text:visited-style-name="Index_20_Link">2.3. Wstępne wyniki<text:tab/>16</text:a></text:p>
          <text:p text:style-name="P93"><text:a xlink:type="simple" xlink:href="#__RefHeading__681_208457283" text:style-name="Index_20_Link" text:visited-style-name="Index_20_Link">2.4. Dane nt parametrów sieciowych dla dostawcy? Urządzeń<text:tab/>16</text:a></text:p>
          <text:p text:style-name="P92"><text:a xlink:type="simple" xlink:href="#__RefHeading__4073_530245620" text:style-name="Index_20_Link" text:visited-style-name="Index_20_Link">3. Implementacja biblioteki<text:tab/>17</text:a></text:p>
          <text:p text:style-name="P92"><text:a xlink:type="simple" xlink:href="#__RefHeading__683_208457283" text:style-name="Index_20_Link" text:visited-style-name="Index_20_Link">4. Badanie własnej aplikacji<text:tab/>18</text:a></text:p>
          <text:p text:style-name="P92"><text:a xlink:type="simple" xlink:href="#__RefHeading__4075_530245620" text:style-name="Index_20_Link" text:visited-style-name="Index_20_Link">5. Wnioski<text:tab/>19</text:a></text:p>
        </text:index-body>
      </text:table-of-content>
      <text:p text:style-name="P2"/>
      <text:h text:style-name="P90" text:outline-level="1"><text:bookmark-start text:name="__RefHeading__4069_530245620"/>1. Wstęp<text:bookmark-end text:name="__RefHeading__4069_530245620"/></text:h>
      <text:p text:style-name="P15"/>
      <text:p text:style-name="Standard"><text:tab/><text:span text:style-name="T16">Inspiracją do podjęcia takiego tematu pracy jest fakt iż autor jest fascynatem wszelkiego rodzaju technologii związanych z programowaniem i elektroniką. Jako hobby bawi się w programowanie urządzeń mobilnych opartych o system operacyjny Android, oraz film zamieszczony przez pracowników korporacji Google z cyklu Android Performance Patterns.</text:span></text:p>
      <text:p text:style-name="Standard"><text:a xlink:type="simple" xlink:href="https://www.youtube.com/watch?v=fEEulSk1kNY">https://www.youtube.com/watch?v=fEEulSk1kNY</text:a><text:span text:style-name="T10"> </text:span><text:span text:style-name="T11"><text:s text:c="2"/>[dostęp z dnia 2015-10-23 20:35]</text:span></text:p>
      <text:p text:style-name="Standard"/>
      <text:p text:style-name="P21"><text:span text:style-name="T10"><text:tab/></text:span><text:span text:style-name="T12">W filmie tym Colt McAnlis wyjaśnia sposób w jaki telefon komórkowy przesyła dane<text:line-break/>i wpływ jaki to ma na zużycie baterii. Pada stwierdzenie, że „...największe zyski w efektywności wykorzystania baterii będą płynąć z sposobu w jaki odbywa się komunikacja sieciowa...”</text:span></text:p>
      <text:p text:style-name="P21"><text:span text:style-name="T12">(0-17 sekunda, tłumaczenie z J. Angielskiego). </text:span><text:span text:style-name="T13">Wynika to z faktu, że radio w telefonie komórkowym jest (radiem krótkiego zasięgu? AM/FM, UHF?), które zużywa sporo mocy (ile?).</text:span></text:p>
      <text:p text:style-name="P36">W celu oszczędzania tejże energii układ może znajdować się w jednym z trzech stanów:</text:p>
      <text:list xml:id="list3303521484063472413" text:style-name="L2">
        <text:list-item>
          <text:p text:style-name="P37">Aktywny,</text:p>
        </text:list-item>
        <text:list-item>
          <text:p text:style-name="P37">Czuwania,</text:p>
        </text:list-item>
        <text:list-item>
          <text:p text:style-name="P37">Uśpienia</text:p>
        </text:list-item>
      </text:list>
      <text:p text:style-name="P36"><text:soft-page-break/>Gdzie stany te są wymienione od najbardziej energochłonnych do najmniej. Układ jest przełączany wg pewnych reguł.</text:p>
      <text:p text:style-name="P22"/>
      <text:p text:style-name="P36"><text:tab/>Zrozumienie tych reguł i optymalizacja użycia sieci komórkowej do przesyłu danych może mieć duży wpływ na poprawę czasu pracy baterii.</text:p>
      <text:p text:style-name="P22"/>
      <text:p text:style-name="P36"><text:tab/>Uściślając: chodzi o komunikację poprzez sieć komórkową (technologie typu 3G, LTE, nie WiFi).</text:p>
      <text:p text:style-name="P22"/>
      <text:p text:style-name="P22"><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DT </text:span><text:span text:style-name="T15">[TODO]</text:span><text:span text:style-name="T14">(co to).</text:span></text:p>
      <text:p text:style-name="P22"/>
      <text:h text:style-name="P85" text:outline-level="2"><text:bookmark-start text:name="__RefHeading__3945_475234545"/>1.1. Cel i zakres pracy<text:bookmark-end text:name="__RefHeading__3945_475234545"/></text:h>
      <text:p text:style-name="P18">Cel pracy:</text:p>
      <text:p text:style-name="P19">[<text:span text:style-name="T37">TODO </text:span>czy poprawić opis żeby lepiej oddawał jak działa? Czy wyjaśnić w innym rozdziale?]</text:p>
      <text:p text:style-name="P20"><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28"/>
      <text:p text:style-name="P17">Zakres pracy:<text:tab/></text:p>
      <text:list xml:id="list7129581774873128865" text:style-name="WW8Num3">
        <text:list-item>
          <text:p text:style-name="P38">Analiza wpływu aplikacji na zużycie energii</text:p>
        </text:list-item>
        <text:list-item>
          <text:p text:style-name="P38">Implementacja aplikacji bez optymalizacji i z optymalizacją oraz badanie jej wpływu na czas „życia” baterii</text:p>
        </text:list-item>
        <text:list-item>
          <text:p text:style-name="P38">Opracowanie <text:span text:style-name="T9">biblioteki ułatwiającej implementację zoptymalizowanej komunikacji sieciowej</text:span></text:p>
        </text:list-item>
        <text:list-item>
          <text:p text:style-name="P38">Wnioski końcowe</text:p>
          <text:p text:style-name="P38"/>
        </text:list-item>
      </text:list>
      <text:h text:style-name="P39" text:outline-level="2"><text:bookmark-start text:name="__RefHeading__4157_475234545"/>Opisać wątpliwości w opłacalność takiej optymalizacji (najwięcej i tak „je” wyświetlacz).<text:bookmark-end text:name="__RefHeading__4157_475234545"/></text:h>
      <text:h text:style-name="P39" text:outline-level="2"><text:bookmark-start text:name="__RefHeading__4159_475234545"/>Koszty 1MB transferu vs. 1KWh – czyli koszty ekonomiczne odpadają. <text:span text:style-name="T23">Itd.</text:span><text:bookmark-end text:name="__RefHeading__4159_475234545"/></text:h>
      <text:h text:style-name="P85" text:outline-level="2"><text:bookmark-start text:name="__RefHeading__3947_475234545"/>1.2. Opis komunikacji przy pomocy radia w telefonie komórkowym<text:bookmark-end text:name="__RefHeading__3947_475234545"/></text:h>
      <text:p text:style-name="P30"><text:tab/>Sposób pracy radia w telefonie komórkowym można opisać przy pomocy diagramu stanów.<text:line-break/>Jest on zależy od technologii (np. 3G, LTE) oraz wartości przyjętych w zależności od dostawcy (np. Orange, Plus, itd.).</text:p>
      <text:p text:style-name="P30"><text:tab/>Dla trybu 3G możemy wyróżnić (tylko 3G czy np. LTE też?) trzy stany dla radia w telefonie komórkowym:</text:p>
      <text:p text:style-name="P30">[<text:span text:style-name="T39">TODO </text:span>ujednolicić, trzymać się jednej nomenklatury]</text:p>
      <text:list xml:id="list6519661132162063294" text:style-name="L3">
        <text:list-item>
          <text:p text:style-name="P53">Pełna moc / prac/ Full Power / DCH; <text:span text:style-name="T22">pełne zużycie mocy; pełna przepustowość,</text:span></text:p>
        </text:list-item>
        <text:list-item>
          <text:p text:style-name="P54">Połowiczna moc / czuwanie / Low Power / FACH; ok 50% zużycie; niska przepustowość,</text:p>
        </text:list-item>
        <text:list-item>
          <text:p text:style-name="P54">Wyłączone / uśpione / Standby / IDLE; brak zużycia, brak przepustowości</text:p>
        </text:list-item>
      </text:list>
      <text:p text:style-name="P31"/>
      <text:h text:style-name="P40" text:outline-level="2"><text:bookmark-start text:name="__RefHeading__4161_475234545"/>[<text:span text:style-name="T38">TODO </text:span>dać obrazek! Coś nie szło!]<text:bookmark-end text:name="__RefHeading__4161_475234545"/></text:h>
      <text:h text:style-name="P41" text:outline-level="2"><text:bookmark-start text:name="__RefHeading__4163_475234545"/><text:span text:style-name="T24">[</text:span><text:a xlink:type="simple" xlink:href="http://developer.android.com/images/efficient-downloads/mobile_radio_state_machine.png"><text:span text:style-name="T24">http://developer.android.com/images/efficient-downloads/mobile_radio_state_machine.png</text:span></text:a><text:span text:style-name="T24"> dostęp z dnia 2016-03-26]</text:span><text:bookmark-end text:name="__RefHeading__4163_475234545"/></text:h>
      <text:h text:style-name="P41" text:outline-level="2"/>
      <text:h text:style-name="P43"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538622727119003833" text:style-name="L4">
        <text:list-item>
          <text:h text:style-name="P44" text:outline-level="2"><text:bookmark-start text:name="__RefHeading__4167_475234545"/>Standby → Full Power ~2 sec,<text:bookmark-end text:name="__RefHeading__4167_475234545"/></text:h>
        </text:list-item>
        <text:list-item>
          <text:h text:style-name="P44" text:outline-level="2"><text:bookmark-start text:name="__RefHeading__4169_475234545"/>Low Power → Full Power ~1 – 1,5 sec.<text:bookmark-end text:name="__RefHeading__4169_475234545"/></text:h>
        </text:list-item>
      </text:list>
      <text:h text:style-name="P45" text:outline-level="2"/>
      <text:h text:style-name="P45" text:outline-level="2"><text:bookmark-start text:name="__RefHeading__4171_475234545"/>W związku z tym przełączanie z powrotem do stanu niższego następuje z pewnym opóźnieniem (tail time) wynoszącym odpowiednio:<text:bookmark-end text:name="__RefHeading__4171_475234545"/></text:h>
      <text:h text:style-name="P45" text:outline-level="2"/>
      <text:list xml:id="list3915595559399446773" text:style-name="L5">
        <text:list-item>
          <text:h text:style-name="P46" text:outline-level="2"><text:bookmark-start text:name="__RefHeading__4173_475234545"/>Full Power <text:s/>→ Low Power ~ 5 sec,<text:bookmark-end text:name="__RefHeading__4173_475234545"/></text:h>
        </text:list-item>
        <text:list-item>
          <text:h text:style-name="P46" text:outline-level="2"><text:bookmark-start text:name="__RefHeading__4175_475234545"/>Low Power → Standby ~ 10 – 12 sec<text:bookmark-end text:name="__RefHeading__4175_475234545"/></text:h>
        </text:list-item>
      </text:list>
      <text:h text:style-name="P45" text:outline-level="2"/>
      <text:h text:style-name="P47" text:outline-level="2"><text:bookmark-start text:name="__RefHeading__4177_475234545"/>Opóźnienia te są zależne od użytej technologii (2G, 3G, LTE) oraz operatora.<text:bookmark-end text:name="__RefHeading__4177_475234545"/></text:h>
      <text:h text:style-name="P47" text:outline-level="2"/>
      <text:h text:style-name="P48" text:outline-level="2"><text:bookmark-start text:name="__RefHeading__4179_475234545"/><text:tab/>Technika tam ma na celu zmniejszenie zużycia baterii przy jednoczesnym unikaniu opóźnień związanym z przełączaniem w stan wyższej gotowości radia (radio?). <text:span text:style-name="T25">Może ona jednak prowadzić do niepożądanych sytuacji / wzorców komunikacji.</text:span><text:bookmark-end text:name="__RefHeading__4179_475234545"/></text:h>
      <text:h text:style-name="P48" text:outline-level="2"/>
      <text:h text:style-name="P48" text:outline-level="2"><text:bookmark-start text:name="__RefHeading__4181_475234545"/><text:tab/><text:span text:style-name="T25">Jeśli aplikacja pobiera regularnie dane lub odpytuje serwer o zmiany może to prowadzić do sytuacji gdzie radio nigdy nie przechodzi do stanu czuwania (standby) pomimo niskiego zapotrzebowania na przepustowość.</text:span><text:bookmark-end text:name="__RefHeading__4181_475234545"/></text:h>
      <text:h text:style-name="P48" text:outline-level="2"/>
      <text:h text:style-name="P48" text:outline-level="2"/>
      <text:h text:style-name="P48" text:outline-level="2"><text:bookmark-start text:name="__RefHeading__4183_475234545"/><text:soft-page-break/><text:tab/><text:span text:style-name="T26">Weźmy za przykład następujący scenariusz:</text:span><text:bookmark-end text:name="__RefHeading__4183_475234545"/></text:h>
      <text:h text:style-name="P49"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49" text:outline-level="2"><text:bookmark-start text:name="__RefHeading__4187_475234545"/>[<text:span text:style-name="T40">TODO </text:span>Wykresik!]<text:bookmark-end text:name="__RefHeading__4187_475234545"/></text:h>
      <text:h text:style-name="P49" text:outline-level="2"/>
      <text:h text:style-name="P50" text:outline-level="2"><text:bookmark-start text:name="__RefHeading__4189_475234545"/>Opracowanie / tłumaczenia własne na podstawie <text:a xlink:type="simple" xlink:href="http://developer.android.com/training/efficient-downloads/efficient-network-access.html">http://developer.android.com/training/efficient-downloads/efficient-network-access.html</text:a> dostęp z dnia 2016-03-26.<text:bookmark-end text:name="__RefHeading__4189_475234545"/></text:h>
      <text:h text:style-name="P42" text:outline-level="2"/>
      <text:h text:style-name="P51"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51" text:outline-level="2"/>
      <text:h text:style-name="P86" text:outline-level="2"><text:bookmark-start text:name="__RefHeading__4193_475234545"/>1.3. Techniki optymalizacji <text:span text:style-name="T28">komunikacji sieciowej na urządzeniu mobilnym.</text:span><text:bookmark-end text:name="__RefHeading__4193_475234545"/></text:h>
      <text:p text:style-name="P32"><text:tab/><text:span text:style-name="T27">Nie każdy rodzaj komunikacji sieciowej da się zoptymalizować. Weźmy pod uwagę UX (*). Każdy system informatyczny powinien być responsywny (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2"><text:tab/><text:span text:style-name="T29">Najprościej będzie jednak przedstawić kilka scenariuszy wraz z przykładami:</text:span></text:p>
      <text:list xml:id="list5179306616490018657" text:style-name="L6">
        <text:list-item>
          <text:p text:style-name="P55">Prefetch – pobieranie zasobów zawczasu. <text:span text:style-name="T30">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56">Batch – scalanie kilku zapytań w jedno. <text:span text:style-name="T31">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57">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32">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58">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87" text:outline-level="2"><text:bookmark-start text:name="__RefHeading__4195_475234545"/>1.4. Wątpliwości związane z tematem<text:bookmark-end text:name="__RefHeading__4195_475234545"/></text:h>
      <text:p text:style-name="P59"><text:tab/><text:span text:style-name="T33">Dla autora temat był ciekawy pod względem technicznym, ale jednocześnie wzbudził pewne wątpliwości. Czy faktycznie beztroska w tworzeniu komunikacji sieciowej w aplikacji może w tak dużym stopniu zmniejszyć naładowanie baterii?</text:span></text:p>
      <text:p text:style-name="P59"><text:tab/><text:span text:style-name="T33">Po wejściu w ekran statystyk zużycia baterii na trzech urządzeniach na jednej z pierwszych trzech pozycji zawsze pojawiał się ekran. Było to nie zależne od tego w jaki sposób telefon był wykorzystywany.</text:span></text:p>
      <text:p text:style-name="P59"/>
      <text:p text:style-name="P60">[TODO wstawić screeny, dodać opis]</text:p>
      <text:p text:style-name="P60"><text:tab/><text:span text:style-name="T34">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60"><text:tab/><text:span text:style-name="T35">Czy zatem optymalizacja pod tym kątem ma sens z punktu widzenia deweloperów? Czy poświęcony czas wpłynie w zauważalnym stopniu na poprawę czasu życia baterii?</text:span></text:p>
      <text:h text:style-name="P81" text:outline-level="2"/>
      <text:h text:style-name="P85" text:outline-level="2"><text:bookmark-start text:name="__RefHeading__3949_475234545"/>1.<text:span text:style-name="T33">5</text:span>. Sposób przeprowadzenia badań<text:bookmark-end text:name="__RefHeading__3949_475234545"/></text:h>
      <text:p text:style-name="P63"><text:tab/><text:span text:style-name="T36">Badanie tego zjawiska nie będzie łatwe. Dokładność wyników biorąc pod uwagę ograniczone zasoby może być niska (no słaba będzie!). Jest wiele zmiennych do wzięcia pod uwagę:</text:span></text:p>
      <text:list xml:id="list204855614768801319" text:style-name="L8">
        <text:list-item>
          <text:p text:style-name="P64">jest mnóstwo typów aplikacji, większość z nich ma różne sposoby komunikowania się poprzez sieć,</text:p>
        </text:list-item>
        <text:list-item>
          <text:p text:style-name="P64">wyniki są zależne od sprzętu, typu połączenia, dostawcy usługi,</text:p>
        </text:list-item>
        <text:list-item>
          <text:p text:style-name="P64">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64">do pomiaru będą używane głównie narzędzia software'owe, których dokładność jest mniejsza (i również może mieć wpływ na działanie samego urządzenia) niż pomiary przy pomocy specjalnych urządzeń [TODO przykłady, laboratoria]</text:p>
        </text:list-item>
        <text:list-item>
          <text:p text:style-name="P64">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65"><text:tab/></text:p>
      <text:p text:style-name="P66">Ze względu na powyższe utrudnienia przyjęto następujący schemat testów:</text:p>
      <text:list xml:id="list5424751348554111237" text:style-name="L9">
        <text:list-item>
          <text:p text:style-name="P67">Wybór możliwie szerokiego wachlarza aplikacji ze sklepu Google Play,</text:p>
        </text:list-item>
        <text:list-item>
          <text:p text:style-name="P67">Manualne (jeśli nie da się zautomatyzować) przetestowanie tych aplikacji przy pomocy battery-stats + battery-historian + narzędzie do monitoringu ruchu sieciowego?</text:p>
        </text:list-item>
        <text:list-item>
          <text:p text:style-name="P68">Wybranie na tej podstawie typu (wzorca UI + danych) aplikacji która zostanie poddana dokładniejszym testom</text:p>
        </text:list-item>
        <text:list-item>
          <text:p text:style-name="P68">Stworzenie aplikacji implementującej w/w wzorzec,</text:p>
        </text:list-item>
        <text:list-item>
          <text:p text:style-name="P68">Stworzenie prostego frameworka / biblioteki wspomagającego implementacje odpowiednich strategii optymalizacji,</text:p>
        </text:list-item>
        <text:list-item>
          <text:p text:style-name="P68">Poddanie aplikacji testom automatycznym przy włączonych i wyłączonych mechanizmach optymalizacji w/w biblioteki</text:p>
        </text:list-item>
        <text:list-item>
          <text:p text:style-name="P68">Porównanie wyników – wnioskowanie</text:p>
          <text:p text:style-name="P68">(kolejne iteracje?)</text:p>
        </text:list-item>
      </text:list>
      <text:p text:style-name="P61"><text:soft-page-break/>Narzędzia wykorzystane podczas badań to:</text:p>
      <text:p text:style-name="P61">[TODO nazwa, opis, url]</text:p>
      <text:list xml:id="list4124044992086652880" text:style-name="L7">
        <text:list-item>
          <text:p text:style-name="P62">battery-historian, </text:p>
        </text:list-item>
        <text:list-item>
          <text:p text:style-name="P62">ADT,</text:p>
        </text:list-item>
        <text:list-item>
          <text:p text:style-name="P62">ARO,</text:p>
        </text:list-item>
        <text:list-item>
          <text:p text:style-name="P62">tcpdump / wireshark</text:p>
        </text:list-item>
        <text:list-item>
          <text:p text:style-name="P62">roboty?</text:p>
        </text:list-item>
      </text:list>
      <text:p text:style-name="P61"/>
      <text:p text:style-name="P29"><text:span text:style-name="T21">[TODO </text:span>opisać wszystkie ograniczenia jakie będą poczynione podczas badań]</text:p>
      <text:h text:style-name="P90" text:outline-level="1"><text:bookmark-start text:name="__RefHeading__4071_530245620"/>2. Badanie aplikacji<text:bookmark-end text:name="__RefHeading__4071_530245620"/></text:h>
      <text:p text:style-name="P15"/>
      <text:p text:style-name="P15"><text:tab/><text:span text:style-name="T41">Wraz z postępem prac badawczych rosła wiedza autora na temat komunikacji mobilnej oraz zastosowanych metod w aplikacjach korzystających z niej. Autor nigdy dotąd nie zwracał uwagi na wskaźnik komunikacji sieciowej podczas korzystania z aplikacji na swoim telefonie.</text:span></text:p>
      <text:p text:style-name="P15"><text:tab/><text:span text:style-name="T41">[TODO] czy to dobre miejsce na wspomnienie o ograniczeniu jakim jest mierzenie / płatności za transfer danych poprzez sieć komórkową?</text:span></text:p>
      <text:p text:style-name="P15"><text:tab/><text:span text:style-name="T41">Trzeba pamiętać, że nie można też stawiać optymalizacji komunikacji sieciowej pod względem użycia baterii nad zużycie transferu. Trzeba znaleźć „złoty środek”.</text:span></text:p>
      <text:p text:style-name="P15"/>
      <text:h text:style-name="P83" text:outline-level="2"><text:bookmark-start text:name="__RefHeading__675_208457283"/>2.1. Dywagacje na temat kosztów<text:bookmark-end text:name="__RefHeading__675_208457283"/></text:h>
      <text:p text:style-name="P69"><text:tab/><text:span text:style-name="T42">[TODO] dodać tekst z pliku rozmyślenia.txt</text:span></text:p>
      <text:p text:style-name="P15"/>
      <text:h text:style-name="P82" text:outline-level="2"><text:bookmark-start text:name="__RefHeading__677_208457283"/>2.2. Wybór aplikacji do przeprowadzenia testów<text:bookmark-end text:name="__RefHeading__677_208457283"/></text:h>
      <text:p text:style-name="P70"><text:tab/><text:span text:style-name="T43">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text:span text:style-name="T43">http://www.statista.com/statistics/266210/number-of-available-applications-in-the-google-play-store/</text:span></text:a><text:span text:style-name="T43"> na dzień 2016-03-27) [TODO lepsze źródło?]. Podczas poszukiwań autor natrafił na raport firmy AVG (* dać opis co to jest) (</text:span><text:a xlink:type="simple" xlink:href="http://now.avg.com/wp-content/uploads/2015/02/avg_android_app_performance_report_q4_2014.pdf"><text:span text:style-name="T43">http://now.avg.com/wp-content/uploads/2015/02/avg_android_app_performance_report_q4_2014.pdf</text:span></text:a><text:span text:style-name="T43">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70"><text:tab/><text:span text:style-name="T44">Według wyżej wymienionego raportu w pierwszej piątce aplikacji pobierających najwięcej mocy uruchamianych przy starcie urządzenia są kolejno:</text:span></text:p>
      <text:list xml:id="list7348040380425465810" text:style-name="L10">
        <text:list-item>
          <text:p text:style-name="P71">Beaming Service for Samsung,</text:p>
        </text:list-item>
        <text:list-item>
          <text:p text:style-name="P71">Security Policy Updates (Samsung Software Updates),</text:p>
        </text:list-item>
        <text:list-item>
          <text:p text:style-name="P71">Facebook,</text:p>
        </text:list-item>
        <text:list-item>
          <text:p text:style-name="P71">Waze Social GPS Maps &amp; Traffic,</text:p>
        </text:list-item>
        <text:list-item>
          <text:p text:style-name="P71">Vault-Hide SMS Prices &amp; Videos,</text:p>
        </text:list-item>
      </text:list>
      <text:p text:style-name="P72"/>
      <text:p text:style-name="P72"><text:tab/></text:p>
      <text:p text:style-name="P79">Pierwsza piątka aplikacji pobierających najwięcej mocy uruchamianych przez użytkownika:</text:p>
      <text:list xml:id="list6157607104967364336" text:style-name="L11">
        <text:list-item>
          <text:p text:style-name="P73">Samsung WatchON (Video),</text:p>
        </text:list-item>
        <text:list-item>
          <text:p text:style-name="P73">OLX Free Classifieds,</text:p>
        </text:list-item>
        <text:list-item>
          <text:p text:style-name="P73">Telstra,</text:p>
        </text:list-item>
        <text:list-item>
          <text:p text:style-name="P73">Spotify Music,</text:p>
        </text:list-item>
        <text:list-item>
          <text:p text:style-name="P73">Amazon Android</text:p>
        </text:list-item>
      </text:list>
      <text:p text:style-name="P72"/>
      <text:p text:style-name="P74">Pierwsza piątka aplikacji ze względu na ruch sieciowy</text:p>
      <text:list xml:id="list4458516342376974959" text:style-name="L12">
        <text:list-item>
          <text:p text:style-name="P75">Daily Mail Online,</text:p>
        </text:list-item>
        <text:list-item>
          <text:p text:style-name="P75">Tumblr,</text:p>
        </text:list-item>
        <text:list-item>
          <text:p text:style-name="P75">Facebook,</text:p>
        </text:list-item>
        <text:list-item>
          <text:p text:style-name="P75">Instagram,</text:p>
        </text:list-item>
        <text:list-item>
          <text:p text:style-name="P75">Spotify Music</text:p>
        </text:list-item>
      </text:list>
      <text:p text:style-name="P74"/>
      <text:p text:style-name="P74">[TODO] opisać krótko aplikacje </text:p>
      <text:p text:style-name="P74">W wynikach należy zwrócić uwagę, że są to dane z czwartego kwartału 2014 roku, więc same aplikacje mogły zostać poprawione a trend wśród użytkowników mógł się też zmienić. <text:span text:style-name="T45">Dane dotyczą użytkowników z całego świata. Aplikacje z liczbą instalacji poniżej jednego miliona nie były brane pod uwagę.</text:span></text:p>
      <text:p text:style-name="P74"/>
      <text:p text:style-name="P76">[TODO wybrać kategorie]</text:p>
      <text:p text:style-name="P76">[TODO wybrać aplikacje]</text:p>
      <text:p text:style-name="P76"/>
      <text:h text:style-name="P88" text:outline-level="2"><text:bookmark-start text:name="__RefHeading__679_208457283"/>2.3. Wstępne wyniki<text:bookmark-end text:name="__RefHeading__679_208457283"/></text:h>
      <text:p text:style-name="P77"/>
      <text:h text:style-name="P84" text:outline-level="2"><text:bookmark-start text:name="__RefHeading__681_208457283"/>2.4. Dane nt parametrów sieciowych dla dostawcy? Urządzeń<text:bookmark-end text:name="__RefHeading__681_208457283"/></text:h>
      <text:p text:style-name="P78"/>
      <text:p text:style-name="P78"/>
      <text:h text:style-name="P90" text:outline-level="1"><text:bookmark-start text:name="__RefHeading__4073_530245620"/>3. Implementacja biblioteki<text:bookmark-end text:name="__RefHeading__4073_530245620"/></text:h>
      <text:h text:style-name="P91" text:outline-level="1"><text:bookmark-start text:name="__RefHeading__683_208457283"/>4. Badanie własnej aplikacji<text:bookmark-end text:name="__RefHeading__683_208457283"/></text:h>
      <text:h text:style-name="P90" text:outline-level="1"><text:bookmark-start text:name="__RefHeading__4075_530245620"/><text:span text:style-name="T46">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19</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TualatriX</meta:initial-creator>
    <meta:creation-date>2008-02-15T12:08:28</meta:creation-date>
    <meta:editing-cycles>398</meta:editing-cycles>
    <meta:editing-duration>P2DT19H26M5S</meta:editing-duration>
    <dc:date>2016-03-27T20:18:59.087398855</dc:date>
    <meta:printed-by>M R</meta:printed-by>
    <meta:print-date>2012-09-14T13:32:12.93</meta:print-date>
    <meta:document-statistic meta:table-count="0" meta:image-count="1" meta:object-count="0" meta:page-count="19" meta:paragraph-count="166" meta:word-count="2282" meta:character-count="16436" meta:non-whitespace-character-count="14277"/>
    <meta:user-defined meta:name="Info 1"/>
    <meta:user-defined meta:name="Info 2"/>
    <meta:user-defined meta:name="Info 3"/>
    <meta:user-defined meta:name="Info 4"/>
  </office:meta>
</office:document-meta>
</file>